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text:number-lines="true"/>
    </style:style>
    <style:style style:name="P2" style:family="paragraph">
      <style:paragraph-properties text:number-lines="true" text:line-number="30"/>
    </style:style>
  </office:automatic-styles>
  <office:body>
    <office:text>
      <text:p text:style-name="P1">
     This is an example of paragraph that lines are numbered.  
     This is an example of paragraph that lines are numbered.  
     This is an example of paragraph that lines are numbered.  
      </text:p>
      <text:p/>
      <text:p/>
      <text:p> Ready to start line numbering from 30.</text:p>
      <text:p> Ready to start line numbering from 30.</text:p>
      <text:p text:style-name="P2">
This is an example of paragraph that lines are numbered. 
     This is an example of paragraph that lines are numbered. 
     This is an example of paragraph that lines are numbered. 
   </text:p>
      <text:p/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styles>
    <style:style style:name="T1" style:display-name="Line numbering" style:family="text"/>
    <text:linenumbering-configuration text:style-name="T1" text:offset="0.1965in" style:num-format="1" text:number-position="left" text:increment="1"/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